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tanley_20_Cups">
      <style:table-properties table:display="true" style:writing-mode="lr-tb"/>
    </style:style>
    <style:style style:name="ta2" style:family="table" style:master-page-name="PageStyle_5f_Stanley_20_Cups_20_Since_20_6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nley Cup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1">
            <text:p>Stanley Cups</text:p>
          </table:table-cell>
          <table:covered-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tanley Cups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Blues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lyers</text:p>
          </table:table-cell>
          <table:table-cell table:style-name="ce2" office:value-type="string" calcext:value-type="string">
            <text:p>PH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Maple Leafs</text:p>
          </table:table-cell>
          <table:table-cell table:style-name="ce2" office:value-type="string" calcext:value-type="string">
            <text:p>TOR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16379"/>
        </table:table-row>
        <table:table-row table:style-name="ro2" table:number-rows-repeated="1048570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table table:name="Stanley Cups Since 67" table:style-name="ta2">
        <table:table-column table:style-name="co1" table:number-columns-repeated="5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1">
            <text:p>Stanley Cups Since 67</text:p>
          </table:table-cell>
          <table:covered-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tanley Cups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Blues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Flyers</text:p>
          </table:table-cell>
          <table:table-cell table:style-name="ce2" office:value-type="string" calcext:value-type="string">
            <text:p>PH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Maple Leafs</text:p>
          </table:table-cell>
          <table:table-cell table:style-name="ce2" office:value-type="string" calcext:value-type="string">
            <text:p>TOR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9"/>
        </table:table-row>
        <table:table-row table:style-name="ro2" table:number-rows-repeated="1048570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nley_20_Cups" style:display-name="PageStyle_Stanley Cu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nley_20_Cups_20_Since_20_67" style:display-name="PageStyle_Stanley Cups Since 6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2" meta:cell-count="26" meta:object-count="0"/>
    <meta:generator>LibreOffice/25.8.4.2$MacOSX_AARCH64 LibreOffice_project/290daaa01b999472f0c7a3890eb6a550fd74c6df</meta:generator>
  </office:meta>
</office:document-meta>
</file>